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insert</text:p>
          </table:table-cell>
          <table:table-cell office:value-type="string">
            <text:p>decrease</text:p>
          </table:table-cell>
          <table:table-cell office:value-type="string">
            <text:p>delete min</text:p>
          </table:table-cell>
          <table:table-cell office:value-type="string">
            <text:p>remove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34553">
            <text:p>0.000034553</text:p>
          </table:table-cell>
          <table:table-cell office:value-type="float" office:value="0.000014432">
            <text:p>0.000014432</text:p>
          </table:table-cell>
          <table:table-cell office:value-type="float" office:value="0.00003056">
            <text:p>0.00003056</text:p>
          </table:table-cell>
          <table:table-cell office:value-type="float" office:value="0.000040295">
            <text:p>0.00004029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7182">
            <text:p>0.000027182</text:p>
          </table:table-cell>
          <table:table-cell office:value-type="float" office:value="0.000012044">
            <text:p>0.000012044</text:p>
          </table:table-cell>
          <table:table-cell office:value-type="float" office:value="0.000027708">
            <text:p>0.000027708</text:p>
          </table:table-cell>
          <table:table-cell office:value-type="float" office:value="0.000036998">
            <text:p>0.00003699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675">
            <text:p>0.00002675</text:p>
          </table:table-cell>
          <table:table-cell office:value-type="float" office:value="0.000011186">
            <text:p>0.000011186</text:p>
          </table:table-cell>
          <table:table-cell office:value-type="float" office:value="0.000026574">
            <text:p>0.000026574</text:p>
          </table:table-cell>
          <table:table-cell office:value-type="float" office:value="0.000034547">
            <text:p>0.00003454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6603">
            <text:p>0.000026603</text:p>
          </table:table-cell>
          <table:table-cell office:value-type="float" office:value="0.000010648">
            <text:p>0.000010648</text:p>
          </table:table-cell>
          <table:table-cell office:value-type="float" office:value="0.000025588">
            <text:p>0.000025588</text:p>
          </table:table-cell>
          <table:table-cell office:value-type="float" office:value="0.000034036">
            <text:p>0.00003403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6343">
            <text:p>0.000026343</text:p>
          </table:table-cell>
          <table:table-cell office:value-type="float" office:value="0.00001015">
            <text:p>0.00001015</text:p>
          </table:table-cell>
          <table:table-cell office:value-type="float" office:value="0.000025435">
            <text:p>0.000025435</text:p>
          </table:table-cell>
          <table:table-cell office:value-type="float" office:value="0.000033492">
            <text:p>0.00003349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56716">
            <text:p>0.000056716</text:p>
          </table:table-cell>
          <table:table-cell office:value-type="float" office:value="0.000027011">
            <text:p>0.000027011</text:p>
          </table:table-cell>
          <table:table-cell office:value-type="float" office:value="0.000056299">
            <text:p>0.000056299</text:p>
          </table:table-cell>
          <table:table-cell office:value-type="float" office:value="0.000077569">
            <text:p>0.00007756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56455">
            <text:p>0.000056455</text:p>
          </table:table-cell>
          <table:table-cell office:value-type="float" office:value="0.000027462">
            <text:p>0.000027462</text:p>
          </table:table-cell>
          <table:table-cell office:value-type="float" office:value="0.000055303">
            <text:p>0.000055303</text:p>
          </table:table-cell>
          <table:table-cell office:value-type="float" office:value="0.00007578">
            <text:p>0.0000757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54917">
            <text:p>0.000054917</text:p>
          </table:table-cell>
          <table:table-cell office:value-type="float" office:value="0.000026025">
            <text:p>0.000026025</text:p>
          </table:table-cell>
          <table:table-cell office:value-type="float" office:value="0.000055153">
            <text:p>0.000055153</text:p>
          </table:table-cell>
          <table:table-cell office:value-type="float" office:value="0.000074137">
            <text:p>0.00007413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5475">
            <text:p>0.00005475</text:p>
          </table:table-cell>
          <table:table-cell office:value-type="float" office:value="0.000027224">
            <text:p>0.000027224</text:p>
          </table:table-cell>
          <table:table-cell office:value-type="float" office:value="0.000053827">
            <text:p>0.000053827</text:p>
          </table:table-cell>
          <table:table-cell office:value-type="float" office:value="0.000074951">
            <text:p>0.00007495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53183">
            <text:p>0.000053183</text:p>
          </table:table-cell>
          <table:table-cell office:value-type="float" office:value="0.000025548">
            <text:p>0.000025548</text:p>
          </table:table-cell>
          <table:table-cell office:value-type="float" office:value="0.000053564">
            <text:p>0.000053564</text:p>
          </table:table-cell>
          <table:table-cell office:value-type="float" office:value="0.000074255">
            <text:p>0.00007425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29233">
            <text:p>0.000129233</text:p>
          </table:table-cell>
          <table:table-cell office:value-type="float" office:value="0.000060493">
            <text:p>0.000060493</text:p>
          </table:table-cell>
          <table:table-cell office:value-type="float" office:value="0.000113906">
            <text:p>0.000113906</text:p>
          </table:table-cell>
          <table:table-cell office:value-type="float" office:value="0.000165538">
            <text:p>0.00016553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23166">
            <text:p>0.000123166</text:p>
          </table:table-cell>
          <table:table-cell office:value-type="float" office:value="0.000066233">
            <text:p>0.000066233</text:p>
          </table:table-cell>
          <table:table-cell office:value-type="float" office:value="0.000113657">
            <text:p>0.000113657</text:p>
          </table:table-cell>
          <table:table-cell office:value-type="float" office:value="0.000164275">
            <text:p>0.00016427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2332">
            <text:p>0.00012332</text:p>
          </table:table-cell>
          <table:table-cell office:value-type="float" office:value="0.000059254">
            <text:p>0.000059254</text:p>
          </table:table-cell>
          <table:table-cell office:value-type="float" office:value="0.000117002">
            <text:p>0.000117002</text:p>
          </table:table-cell>
          <table:table-cell office:value-type="float" office:value="0.000216059">
            <text:p>0.00021605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24328">
            <text:p>0.000124328</text:p>
          </table:table-cell>
          <table:table-cell office:value-type="float" office:value="0.000059157">
            <text:p>0.000059157</text:p>
          </table:table-cell>
          <table:table-cell office:value-type="float" office:value="0.000115919">
            <text:p>0.000115919</text:p>
          </table:table-cell>
          <table:table-cell office:value-type="float" office:value="0.000165143">
            <text:p>0.00016514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23036">
            <text:p>0.000123036</text:p>
          </table:table-cell>
          <table:table-cell office:value-type="float" office:value="0.000059308">
            <text:p>0.000059308</text:p>
          </table:table-cell>
          <table:table-cell office:value-type="float" office:value="0.000114364">
            <text:p>0.000114364</text:p>
          </table:table-cell>
          <table:table-cell office:value-type="float" office:value="0.000162836">
            <text:p>0.00016283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264798">
            <text:p>0.000264798</text:p>
          </table:table-cell>
          <table:table-cell office:value-type="float" office:value="0.000127291">
            <text:p>0.000127291</text:p>
          </table:table-cell>
          <table:table-cell office:value-type="float" office:value="0.00025912">
            <text:p>0.00025912</text:p>
          </table:table-cell>
          <table:table-cell office:value-type="float" office:value="0.000139875">
            <text:p>0.00013987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101608">
            <text:p>0.000101608</text:p>
          </table:table-cell>
          <table:table-cell office:value-type="float" office:value="0.000049314">
            <text:p>0.000049314</text:p>
          </table:table-cell>
          <table:table-cell office:value-type="float" office:value="0.000094804">
            <text:p>0.000094804</text:p>
          </table:table-cell>
          <table:table-cell office:value-type="float" office:value="0.000140709">
            <text:p>0.00014070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5125">
            <text:p>0.000095125</text:p>
          </table:table-cell>
          <table:table-cell office:value-type="float" office:value="0.000046425">
            <text:p>0.000046425</text:p>
          </table:table-cell>
          <table:table-cell office:value-type="float" office:value="0.000089353">
            <text:p>0.000089353</text:p>
          </table:table-cell>
          <table:table-cell office:value-type="float" office:value="0.00013198">
            <text:p>0.00013198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5924">
            <text:p>0.000095924</text:p>
          </table:table-cell>
          <table:table-cell office:value-type="float" office:value="0.000046326">
            <text:p>0.000046326</text:p>
          </table:table-cell>
          <table:table-cell office:value-type="float" office:value="0.000089487">
            <text:p>0.000089487</text:p>
          </table:table-cell>
          <table:table-cell office:value-type="float" office:value="0.000131631">
            <text:p>0.00013163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105954">
            <text:p>0.000105954</text:p>
          </table:table-cell>
          <table:table-cell office:value-type="float" office:value="0.000047805">
            <text:p>0.000047805</text:p>
          </table:table-cell>
          <table:table-cell office:value-type="float" office:value="0.000091031">
            <text:p>0.000091031</text:p>
          </table:table-cell>
          <table:table-cell office:value-type="float" office:value="0.000137102">
            <text:p>0.00013710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07473">
            <text:p>0.000207473</text:p>
          </table:table-cell>
          <table:table-cell office:value-type="float" office:value="0.000102981">
            <text:p>0.000102981</text:p>
          </table:table-cell>
          <table:table-cell office:value-type="float" office:value="0.000191768">
            <text:p>0.000191768</text:p>
          </table:table-cell>
          <table:table-cell office:value-type="float" office:value="0.000293537">
            <text:p>0.00029353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02205">
            <text:p>0.000202205</text:p>
          </table:table-cell>
          <table:table-cell office:value-type="float" office:value="0.000122287">
            <text:p>0.000122287</text:p>
          </table:table-cell>
          <table:table-cell office:value-type="float" office:value="0.000195339">
            <text:p>0.000195339</text:p>
          </table:table-cell>
          <table:table-cell office:value-type="float" office:value="0.000283862">
            <text:p>0.00028386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05254">
            <text:p>0.000205254</text:p>
          </table:table-cell>
          <table:table-cell office:value-type="float" office:value="0.000157104">
            <text:p>0.000157104</text:p>
          </table:table-cell>
          <table:table-cell office:value-type="float" office:value="0.00019228">
            <text:p>0.00019228</text:p>
          </table:table-cell>
          <table:table-cell office:value-type="float" office:value="0.00029688">
            <text:p>0.0002968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24469">
            <text:p>0.000224469</text:p>
          </table:table-cell>
          <table:table-cell office:value-type="float" office:value="0.000117309">
            <text:p>0.000117309</text:p>
          </table:table-cell>
          <table:table-cell office:value-type="float" office:value="0.000214315">
            <text:p>0.000214315</text:p>
          </table:table-cell>
          <table:table-cell office:value-type="float" office:value="0.000293139">
            <text:p>0.00029313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07786">
            <text:p>0.000207786</text:p>
          </table:table-cell>
          <table:table-cell office:value-type="float" office:value="0.000102137">
            <text:p>0.000102137</text:p>
          </table:table-cell>
          <table:table-cell office:value-type="float" office:value="0.000191973">
            <text:p>0.000191973</text:p>
          </table:table-cell>
          <table:table-cell office:value-type="float" office:value="0.000294725">
            <text:p>0.00029472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27171">
            <text:p>0.000427171</text:p>
          </table:table-cell>
          <table:table-cell office:value-type="float" office:value="0.00021256">
            <text:p>0.00021256</text:p>
          </table:table-cell>
          <table:table-cell office:value-type="float" office:value="0.000381807">
            <text:p>0.000381807</text:p>
          </table:table-cell>
          <table:table-cell office:value-type="float" office:value="0.00061448">
            <text:p>0.0006144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26919">
            <text:p>0.000426919</text:p>
          </table:table-cell>
          <table:table-cell office:value-type="float" office:value="0.000214909">
            <text:p>0.000214909</text:p>
          </table:table-cell>
          <table:table-cell office:value-type="float" office:value="0.000380591">
            <text:p>0.000380591</text:p>
          </table:table-cell>
          <table:table-cell office:value-type="float" office:value="0.000614246">
            <text:p>0.00061424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28559">
            <text:p>0.000428559</text:p>
          </table:table-cell>
          <table:table-cell office:value-type="float" office:value="0.000213987">
            <text:p>0.000213987</text:p>
          </table:table-cell>
          <table:table-cell office:value-type="float" office:value="0.00038433">
            <text:p>0.00038433</text:p>
          </table:table-cell>
          <table:table-cell office:value-type="float" office:value="0.000613007">
            <text:p>0.00061300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27301">
            <text:p>0.000427301</text:p>
          </table:table-cell>
          <table:table-cell office:value-type="float" office:value="0.00021188">
            <text:p>0.00021188</text:p>
          </table:table-cell>
          <table:table-cell office:value-type="float" office:value="0.000380648">
            <text:p>0.000380648</text:p>
          </table:table-cell>
          <table:table-cell office:value-type="float" office:value="0.000615917">
            <text:p>0.00061591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27043">
            <text:p>0.000427043</text:p>
          </table:table-cell>
          <table:table-cell office:value-type="float" office:value="0.000213591">
            <text:p>0.000213591</text:p>
          </table:table-cell>
          <table:table-cell office:value-type="float" office:value="0.000380939">
            <text:p>0.000380939</text:p>
          </table:table-cell>
          <table:table-cell office:value-type="float" office:value="0.000611207">
            <text:p>0.00061120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930918">
            <text:p>0.000930918</text:p>
          </table:table-cell>
          <table:table-cell office:value-type="float" office:value="0.000455112">
            <text:p>0.000455112</text:p>
          </table:table-cell>
          <table:table-cell office:value-type="float" office:value="0.000811411">
            <text:p>0.000811411</text:p>
          </table:table-cell>
          <table:table-cell office:value-type="float" office:value="0.00134023">
            <text:p>0.0013402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910621">
            <text:p>0.000910621</text:p>
          </table:table-cell>
          <table:table-cell office:value-type="float" office:value="0.000454225">
            <text:p>0.000454225</text:p>
          </table:table-cell>
          <table:table-cell office:value-type="float" office:value="0.000814734">
            <text:p>0.000814734</text:p>
          </table:table-cell>
          <table:table-cell office:value-type="float" office:value="0.00147518">
            <text:p>0.0014751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906017">
            <text:p>0.000906017</text:p>
          </table:table-cell>
          <table:table-cell office:value-type="float" office:value="0.000456858">
            <text:p>0.000456858</text:p>
          </table:table-cell>
          <table:table-cell office:value-type="float" office:value="0.000812176">
            <text:p>0.000812176</text:p>
          </table:table-cell>
          <table:table-cell office:value-type="float" office:value="0.00138486">
            <text:p>0.0013848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906111">
            <text:p>0.000906111</text:p>
          </table:table-cell>
          <table:table-cell office:value-type="float" office:value="0.000453407">
            <text:p>0.000453407</text:p>
          </table:table-cell>
          <table:table-cell office:value-type="float" office:value="0.000810713">
            <text:p>0.000810713</text:p>
          </table:table-cell>
          <table:table-cell office:value-type="float" office:value="0.0013259">
            <text:p>0.001325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902462">
            <text:p>0.000902462</text:p>
          </table:table-cell>
          <table:table-cell office:value-type="float" office:value="0.000454441">
            <text:p>0.000454441</text:p>
          </table:table-cell>
          <table:table-cell office:value-type="float" office:value="0.000810577">
            <text:p>0.000810577</text:p>
          </table:table-cell>
          <table:table-cell office:value-type="float" office:value="0.00132503">
            <text:p>0.0013250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90359">
            <text:p>0.00190359</text:p>
          </table:table-cell>
          <table:table-cell office:value-type="float" office:value="0.000975711">
            <text:p>0.000975711</text:p>
          </table:table-cell>
          <table:table-cell office:value-type="float" office:value="0.00168932">
            <text:p>0.00168932</text:p>
          </table:table-cell>
          <table:table-cell office:value-type="float" office:value="0.00340068">
            <text:p>0.0034006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89559">
            <text:p>0.00189559</text:p>
          </table:table-cell>
          <table:table-cell office:value-type="float" office:value="0.000967594">
            <text:p>0.000967594</text:p>
          </table:table-cell>
          <table:table-cell office:value-type="float" office:value="0.00177219">
            <text:p>0.00177219</text:p>
          </table:table-cell>
          <table:table-cell office:value-type="float" office:value="0.00300705">
            <text:p>0.0030070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899">
            <text:p>0.001899</text:p>
          </table:table-cell>
          <table:table-cell office:value-type="float" office:value="0.000970221">
            <text:p>0.000970221</text:p>
          </table:table-cell>
          <table:table-cell office:value-type="float" office:value="0.00169811">
            <text:p>0.00169811</text:p>
          </table:table-cell>
          <table:table-cell office:value-type="float" office:value="0.00293438">
            <text:p>0.0029343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9042">
            <text:p>0.0019042</text:p>
          </table:table-cell>
          <table:table-cell office:value-type="float" office:value="0.00096989">
            <text:p>0.00096989</text:p>
          </table:table-cell>
          <table:table-cell office:value-type="float" office:value="0.00168869">
            <text:p>0.00168869</text:p>
          </table:table-cell>
          <table:table-cell office:value-type="float" office:value="0.00293847">
            <text:p>0.0029384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89615">
            <text:p>0.00189615</text:p>
          </table:table-cell>
          <table:table-cell office:value-type="float" office:value="0.000978777">
            <text:p>0.000978777</text:p>
          </table:table-cell>
          <table:table-cell office:value-type="float" office:value="0.00168498">
            <text:p>0.00168498</text:p>
          </table:table-cell>
          <table:table-cell office:value-type="float" office:value="0.00293432">
            <text:p>0.0029343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92809">
            <text:p>0.00392809</text:p>
          </table:table-cell>
          <table:table-cell office:value-type="float" office:value="0.00204304">
            <text:p>0.00204304</text:p>
          </table:table-cell>
          <table:table-cell office:value-type="float" office:value="0.00360346">
            <text:p>0.00360346</text:p>
          </table:table-cell>
          <table:table-cell office:value-type="float" office:value="0.00649733">
            <text:p>0.0064973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96089">
            <text:p>0.00396089</text:p>
          </table:table-cell>
          <table:table-cell office:value-type="float" office:value="0.0020419">
            <text:p>0.0020419</text:p>
          </table:table-cell>
          <table:table-cell office:value-type="float" office:value="0.00356578">
            <text:p>0.00356578</text:p>
          </table:table-cell>
          <table:table-cell office:value-type="float" office:value="0.00647618">
            <text:p>0.0064761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95164">
            <text:p>0.00395164</text:p>
          </table:table-cell>
          <table:table-cell office:value-type="float" office:value="0.00204832">
            <text:p>0.00204832</text:p>
          </table:table-cell>
          <table:table-cell office:value-type="float" office:value="0.00356065">
            <text:p>0.00356065</text:p>
          </table:table-cell>
          <table:table-cell office:value-type="float" office:value="0.00650873">
            <text:p>0.0065087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96251">
            <text:p>0.00396251</text:p>
          </table:table-cell>
          <table:table-cell office:value-type="float" office:value="0.00204174">
            <text:p>0.00204174</text:p>
          </table:table-cell>
          <table:table-cell office:value-type="float" office:value="0.00357165">
            <text:p>0.00357165</text:p>
          </table:table-cell>
          <table:table-cell office:value-type="float" office:value="0.00654032">
            <text:p>0.0065403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9638">
            <text:p>0.0039638</text:p>
          </table:table-cell>
          <table:table-cell office:value-type="float" office:value="0.0020405">
            <text:p>0.0020405</text:p>
          </table:table-cell>
          <table:table-cell office:value-type="float" office:value="0.00357808">
            <text:p>0.00357808</text:p>
          </table:table-cell>
          <table:table-cell office:value-type="float" office:value="0.00649673">
            <text:p>0.00649673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21407">
            <text:p>0.00821407</text:p>
          </table:table-cell>
          <table:table-cell office:value-type="float" office:value="0.00430978">
            <text:p>0.00430978</text:p>
          </table:table-cell>
          <table:table-cell office:value-type="float" office:value="0.00759123">
            <text:p>0.00759123</text:p>
          </table:table-cell>
          <table:table-cell office:value-type="float" office:value="0.0143396">
            <text:p>0.0143396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21874">
            <text:p>0.00821874</text:p>
          </table:table-cell>
          <table:table-cell office:value-type="float" office:value="0.00424607">
            <text:p>0.00424607</text:p>
          </table:table-cell>
          <table:table-cell office:value-type="float" office:value="0.0075028">
            <text:p>0.0075028</text:p>
          </table:table-cell>
          <table:table-cell office:value-type="float" office:value="0.0142453">
            <text:p>0.0142453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19268">
            <text:p>0.00819268</text:p>
          </table:table-cell>
          <table:table-cell office:value-type="float" office:value="0.00433797">
            <text:p>0.00433797</text:p>
          </table:table-cell>
          <table:table-cell office:value-type="float" office:value="0.00761176">
            <text:p>0.00761176</text:p>
          </table:table-cell>
          <table:table-cell office:value-type="float" office:value="0.0143385">
            <text:p>0.0143385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18841">
            <text:p>0.00818841</text:p>
          </table:table-cell>
          <table:table-cell office:value-type="float" office:value="0.004242">
            <text:p>0.004242</text:p>
          </table:table-cell>
          <table:table-cell office:value-type="float" office:value="0.00748226">
            <text:p>0.00748226</text:p>
          </table:table-cell>
          <table:table-cell office:value-type="float" office:value="0.0142788">
            <text:p>0.0142788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818675">
            <text:p>0.00818675</text:p>
          </table:table-cell>
          <table:table-cell office:value-type="float" office:value="0.0042208">
            <text:p>0.0042208</text:p>
          </table:table-cell>
          <table:table-cell office:value-type="float" office:value="0.00755326">
            <text:p>0.00755326</text:p>
          </table:table-cell>
          <table:table-cell office:value-type="float" office:value="0.0143013">
            <text:p>0.0143013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9316">
            <text:p>0.0169316</text:p>
          </table:table-cell>
          <table:table-cell office:value-type="float" office:value="0.00880478">
            <text:p>0.00880478</text:p>
          </table:table-cell>
          <table:table-cell office:value-type="float" office:value="0.0157298">
            <text:p>0.0157298</text:p>
          </table:table-cell>
          <table:table-cell office:value-type="float" office:value="0.0316266">
            <text:p>0.0316266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966">
            <text:p>0.016966</text:p>
          </table:table-cell>
          <table:table-cell office:value-type="float" office:value="0.00877947">
            <text:p>0.00877947</text:p>
          </table:table-cell>
          <table:table-cell office:value-type="float" office:value="0.0155841">
            <text:p>0.0155841</text:p>
          </table:table-cell>
          <table:table-cell office:value-type="float" office:value="0.0318951">
            <text:p>0.0318951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9568">
            <text:p>0.0169568</text:p>
          </table:table-cell>
          <table:table-cell office:value-type="float" office:value="0.00879982">
            <text:p>0.00879982</text:p>
          </table:table-cell>
          <table:table-cell office:value-type="float" office:value="0.0156054">
            <text:p>0.0156054</text:p>
          </table:table-cell>
          <table:table-cell office:value-type="float" office:value="0.0316093">
            <text:p>0.0316093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9714">
            <text:p>0.0169714</text:p>
          </table:table-cell>
          <table:table-cell office:value-type="float" office:value="0.00875781">
            <text:p>0.00875781</text:p>
          </table:table-cell>
          <table:table-cell office:value-type="float" office:value="0.0156208">
            <text:p>0.0156208</text:p>
          </table:table-cell>
          <table:table-cell office:value-type="float" office:value="0.032658">
            <text:p>0.032658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9775">
            <text:p>0.0169775</text:p>
          </table:table-cell>
          <table:table-cell office:value-type="float" office:value="0.00874554">
            <text:p>0.00874554</text:p>
          </table:table-cell>
          <table:table-cell office:value-type="float" office:value="0.0155795">
            <text:p>0.0155795</text:p>
          </table:table-cell>
          <table:table-cell office:value-type="float" office:value="0.0319788">
            <text:p>0.0319788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4627">
            <text:p>0.0354627</text:p>
          </table:table-cell>
          <table:table-cell office:value-type="float" office:value="0.0196425">
            <text:p>0.0196425</text:p>
          </table:table-cell>
          <table:table-cell office:value-type="float" office:value="0.0329034">
            <text:p>0.0329034</text:p>
          </table:table-cell>
          <table:table-cell office:value-type="float" office:value="0.0763405">
            <text:p>0.0763405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4608">
            <text:p>0.0354608</text:p>
          </table:table-cell>
          <table:table-cell office:value-type="float" office:value="0.0196748">
            <text:p>0.0196748</text:p>
          </table:table-cell>
          <table:table-cell office:value-type="float" office:value="0.0328815">
            <text:p>0.0328815</text:p>
          </table:table-cell>
          <table:table-cell office:value-type="float" office:value="0.0764916">
            <text:p>0.0764916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5101">
            <text:p>0.0355101</text:p>
          </table:table-cell>
          <table:table-cell office:value-type="float" office:value="0.0197933">
            <text:p>0.0197933</text:p>
          </table:table-cell>
          <table:table-cell office:value-type="float" office:value="0.0326756">
            <text:p>0.0326756</text:p>
          </table:table-cell>
          <table:table-cell office:value-type="float" office:value="0.0770598">
            <text:p>0.0770598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62938">
            <text:p>0.0362938</text:p>
          </table:table-cell>
          <table:table-cell office:value-type="float" office:value="0.0201576">
            <text:p>0.0201576</text:p>
          </table:table-cell>
          <table:table-cell office:value-type="float" office:value="0.0328856">
            <text:p>0.0328856</text:p>
          </table:table-cell>
          <table:table-cell office:value-type="float" office:value="0.0756374">
            <text:p>0.0756374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5639">
            <text:p>0.0355639</text:p>
          </table:table-cell>
          <table:table-cell office:value-type="float" office:value="0.0198648">
            <text:p>0.0198648</text:p>
          </table:table-cell>
          <table:table-cell office:value-type="float" office:value="0.0326732">
            <text:p>0.0326732</text:p>
          </table:table-cell>
          <table:table-cell office:value-type="float" office:value="0.0763146">
            <text:p>0.0763146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40271">
            <text:p>0.0740271</text:p>
          </table:table-cell>
          <table:table-cell office:value-type="float" office:value="0.0441853">
            <text:p>0.0441853</text:p>
          </table:table-cell>
          <table:table-cell office:value-type="float" office:value="0.0707408">
            <text:p>0.0707408</text:p>
          </table:table-cell>
          <table:table-cell office:value-type="float" office:value="0.197384">
            <text:p>0.197384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5993">
            <text:p>0.0735993</text:p>
          </table:table-cell>
          <table:table-cell office:value-type="float" office:value="0.0443137">
            <text:p>0.0443137</text:p>
          </table:table-cell>
          <table:table-cell office:value-type="float" office:value="0.070426">
            <text:p>0.070426</text:p>
          </table:table-cell>
          <table:table-cell office:value-type="float" office:value="0.194487">
            <text:p>0.194487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40726">
            <text:p>0.0740726</text:p>
          </table:table-cell>
          <table:table-cell office:value-type="float" office:value="0.0453514">
            <text:p>0.0453514</text:p>
          </table:table-cell>
          <table:table-cell office:value-type="float" office:value="0.0701358">
            <text:p>0.0701358</text:p>
          </table:table-cell>
          <table:table-cell office:value-type="float" office:value="0.191743">
            <text:p>0.191743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40642">
            <text:p>0.0740642</text:p>
          </table:table-cell>
          <table:table-cell office:value-type="float" office:value="0.0442025">
            <text:p>0.0442025</text:p>
          </table:table-cell>
          <table:table-cell office:value-type="float" office:value="0.0705748">
            <text:p>0.0705748</text:p>
          </table:table-cell>
          <table:table-cell office:value-type="float" office:value="0.19273">
            <text:p>0.19273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6341">
            <text:p>0.0736341</text:p>
          </table:table-cell>
          <table:table-cell office:value-type="float" office:value="0.0442277">
            <text:p>0.0442277</text:p>
          </table:table-cell>
          <table:table-cell office:value-type="float" office:value="0.070425">
            <text:p>0.070425</text:p>
          </table:table-cell>
          <table:table-cell office:value-type="float" office:value="0.194729">
            <text:p>0.194729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3736">
            <text:p>0.153736</text:p>
          </table:table-cell>
          <table:table-cell office:value-type="float" office:value="0.0943343">
            <text:p>0.0943343</text:p>
          </table:table-cell>
          <table:table-cell office:value-type="float" office:value="0.146619">
            <text:p>0.146619</text:p>
          </table:table-cell>
          <table:table-cell office:value-type="float" office:value="0.498516">
            <text:p>0.498516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4003">
            <text:p>0.154003</text:p>
          </table:table-cell>
          <table:table-cell office:value-type="float" office:value="0.0945067">
            <text:p>0.0945067</text:p>
          </table:table-cell>
          <table:table-cell office:value-type="float" office:value="0.146853">
            <text:p>0.146853</text:p>
          </table:table-cell>
          <table:table-cell office:value-type="float" office:value="0.511835">
            <text:p>0.511835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3133">
            <text:p>0.153133</text:p>
          </table:table-cell>
          <table:table-cell office:value-type="float" office:value="0.093962">
            <text:p>0.093962</text:p>
          </table:table-cell>
          <table:table-cell office:value-type="float" office:value="0.146158">
            <text:p>0.146158</text:p>
          </table:table-cell>
          <table:table-cell office:value-type="float" office:value="0.510227">
            <text:p>0.510227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2609">
            <text:p>0.152609</text:p>
          </table:table-cell>
          <table:table-cell office:value-type="float" office:value="0.0928593">
            <text:p>0.0928593</text:p>
          </table:table-cell>
          <table:table-cell office:value-type="float" office:value="0.146322">
            <text:p>0.146322</text:p>
          </table:table-cell>
          <table:table-cell office:value-type="float" office:value="0.50264">
            <text:p>0.50264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249">
            <text:p>0.15249</text:p>
          </table:table-cell>
          <table:table-cell office:value-type="float" office:value="0.093471">
            <text:p>0.093471</text:p>
          </table:table-cell>
          <table:table-cell office:value-type="float" office:value="0.146773">
            <text:p>0.146773</text:p>
          </table:table-cell>
          <table:table-cell office:value-type="float" office:value="0.50436">
            <text:p>0.50436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6253">
            <text:p>0.316253</text:p>
          </table:table-cell>
          <table:table-cell office:value-type="float" office:value="0.192005">
            <text:p>0.192005</text:p>
          </table:table-cell>
          <table:table-cell office:value-type="float" office:value="0.308137">
            <text:p>0.308137</text:p>
          </table:table-cell>
          <table:table-cell office:value-type="float" office:value="1.16374">
            <text:p>1.16374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7546">
            <text:p>0.317546</text:p>
          </table:table-cell>
          <table:table-cell office:value-type="float" office:value="0.19192">
            <text:p>0.19192</text:p>
          </table:table-cell>
          <table:table-cell office:value-type="float" office:value="0.307792">
            <text:p>0.307792</text:p>
          </table:table-cell>
          <table:table-cell office:value-type="float" office:value="1.1622">
            <text:p>1.1622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5067">
            <text:p>0.315067</text:p>
          </table:table-cell>
          <table:table-cell office:value-type="float" office:value="0.191057">
            <text:p>0.191057</text:p>
          </table:table-cell>
          <table:table-cell office:value-type="float" office:value="0.308826">
            <text:p>0.308826</text:p>
          </table:table-cell>
          <table:table-cell office:value-type="float" office:value="1.18117">
            <text:p>1.18117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5002">
            <text:p>0.315002</text:p>
          </table:table-cell>
          <table:table-cell office:value-type="float" office:value="0.192272">
            <text:p>0.192272</text:p>
          </table:table-cell>
          <table:table-cell office:value-type="float" office:value="0.308159">
            <text:p>0.308159</text:p>
          </table:table-cell>
          <table:table-cell office:value-type="float" office:value="1.18839">
            <text:p>1.18839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5967">
            <text:p>0.315967</text:p>
          </table:table-cell>
          <table:table-cell office:value-type="float" office:value="0.194166">
            <text:p>0.194166</text:p>
          </table:table-cell>
          <table:table-cell office:value-type="float" office:value="0.310316">
            <text:p>0.310316</text:p>
          </table:table-cell>
          <table:table-cell office:value-type="float" office:value="1.1577">
            <text:p>1.1577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652303">
            <text:p>0.652303</text:p>
          </table:table-cell>
          <table:table-cell office:value-type="float" office:value="0.399257">
            <text:p>0.399257</text:p>
          </table:table-cell>
          <table:table-cell office:value-type="float" office:value="0.635202">
            <text:p>0.635202</text:p>
          </table:table-cell>
          <table:table-cell office:value-type="float" office:value="2.58936">
            <text:p>2.58936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65355">
            <text:p>0.65355</text:p>
          </table:table-cell>
          <table:table-cell office:value-type="float" office:value="0.39599">
            <text:p>0.39599</text:p>
          </table:table-cell>
          <table:table-cell office:value-type="float" office:value="0.635189">
            <text:p>0.635189</text:p>
          </table:table-cell>
          <table:table-cell office:value-type="float" office:value="2.5906">
            <text:p>2.5906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652314">
            <text:p>0.652314</text:p>
          </table:table-cell>
          <table:table-cell office:value-type="float" office:value="0.399088">
            <text:p>0.399088</text:p>
          </table:table-cell>
          <table:table-cell office:value-type="float" office:value="0.635411">
            <text:p>0.635411</text:p>
          </table:table-cell>
          <table:table-cell office:value-type="float" office:value="2.73446">
            <text:p>2.73446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650564">
            <text:p>0.650564</text:p>
          </table:table-cell>
          <table:table-cell office:value-type="float" office:value="0.395481">
            <text:p>0.395481</text:p>
          </table:table-cell>
          <table:table-cell office:value-type="float" office:value="0.633851">
            <text:p>0.633851</text:p>
          </table:table-cell>
          <table:table-cell office:value-type="float" office:value="2.63035">
            <text:p>2.63035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650844">
            <text:p>0.650844</text:p>
          </table:table-cell>
          <table:table-cell office:value-type="float" office:value="0.39616">
            <text:p>0.39616</text:p>
          </table:table-cell>
          <table:table-cell office:value-type="float" office:value="0.635708">
            <text:p>0.635708</text:p>
          </table:table-cell>
          <table:table-cell office:value-type="float" office:value="2.63405">
            <text:p>2.63405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1.34212">
            <text:p>1.34212</text:p>
          </table:table-cell>
          <table:table-cell office:value-type="float" office:value="0.821795">
            <text:p>0.821795</text:p>
          </table:table-cell>
          <table:table-cell office:value-type="float" office:value="1.31748">
            <text:p>1.31748</text:p>
          </table:table-cell>
          <table:table-cell office:value-type="float" office:value="5.88361">
            <text:p>5.88361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1.34456">
            <text:p>1.34456</text:p>
          </table:table-cell>
          <table:table-cell office:value-type="float" office:value="0.831838">
            <text:p>0.831838</text:p>
          </table:table-cell>
          <table:table-cell office:value-type="float" office:value="1.32166">
            <text:p>1.32166</text:p>
          </table:table-cell>
          <table:table-cell office:value-type="float" office:value="6.27101">
            <text:p>6.27101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1.33972">
            <text:p>1.33972</text:p>
          </table:table-cell>
          <table:table-cell office:value-type="float" office:value="0.834613">
            <text:p>0.834613</text:p>
          </table:table-cell>
          <table:table-cell office:value-type="float" office:value="1.3253">
            <text:p>1.3253</text:p>
          </table:table-cell>
          <table:table-cell office:value-type="float" office:value="5.8333">
            <text:p>5.8333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1.34073">
            <text:p>1.34073</text:p>
          </table:table-cell>
          <table:table-cell office:value-type="float" office:value="0.838535">
            <text:p>0.838535</text:p>
          </table:table-cell>
          <table:table-cell office:value-type="float" office:value="1.32286">
            <text:p>1.32286</text:p>
          </table:table-cell>
          <table:table-cell office:value-type="float" office:value="5.81898">
            <text:p>5.81898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1.33508">
            <text:p>1.33508</text:p>
          </table:table-cell>
          <table:table-cell office:value-type="float" office:value="0.814608">
            <text:p>0.814608</text:p>
          </table:table-cell>
          <table:table-cell office:value-type="float" office:value="1.32184">
            <text:p>1.32184</text:p>
          </table:table-cell>
          <table:table-cell office:value-type="float" office:value="5.79909">
            <text:p>5.79909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.75072">
            <text:p>2.75072</text:p>
          </table:table-cell>
          <table:table-cell office:value-type="float" office:value="1.70486">
            <text:p>1.70486</text:p>
          </table:table-cell>
          <table:table-cell office:value-type="float" office:value="2.72851">
            <text:p>2.72851</text:p>
          </table:table-cell>
          <table:table-cell office:value-type="float" office:value="13.5537">
            <text:p>13.5537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.74675">
            <text:p>2.74675</text:p>
          </table:table-cell>
          <table:table-cell office:value-type="float" office:value="1.70943">
            <text:p>1.70943</text:p>
          </table:table-cell>
          <table:table-cell office:value-type="float" office:value="2.71978">
            <text:p>2.71978</text:p>
          </table:table-cell>
          <table:table-cell office:value-type="float" office:value="13.1976">
            <text:p>13.1976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.74407">
            <text:p>2.74407</text:p>
          </table:table-cell>
          <table:table-cell office:value-type="float" office:value="1.71423">
            <text:p>1.71423</text:p>
          </table:table-cell>
          <table:table-cell office:value-type="float" office:value="2.72402">
            <text:p>2.72402</text:p>
          </table:table-cell>
          <table:table-cell office:value-type="float" office:value="13.1234">
            <text:p>13.1234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.74839">
            <text:p>2.74839</text:p>
          </table:table-cell>
          <table:table-cell office:value-type="float" office:value="1.70855">
            <text:p>1.70855</text:p>
          </table:table-cell>
          <table:table-cell office:value-type="float" office:value="2.72221">
            <text:p>2.72221</text:p>
          </table:table-cell>
          <table:table-cell office:value-type="float" office:value="13.1088">
            <text:p>13.1088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.95993">
            <text:p>2.95993</text:p>
          </table:table-cell>
          <table:table-cell office:value-type="float" office:value="1.83211">
            <text:p>1.83211</text:p>
          </table:table-cell>
          <table:table-cell office:value-type="float" office:value="2.95229">
            <text:p>2.95229</text:p>
          </table:table-cell>
          <table:table-cell office:value-type="float" office:value="13.9185">
            <text:p>13.9185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5.81346">
            <text:p>5.81346</text:p>
          </table:table-cell>
          <table:table-cell office:value-type="float" office:value="3.6643">
            <text:p>3.6643</text:p>
          </table:table-cell>
          <table:table-cell office:value-type="float" office:value="5.85673">
            <text:p>5.85673</text:p>
          </table:table-cell>
          <table:table-cell office:value-type="float" office:value="31.2885">
            <text:p>31.2885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5.65845">
            <text:p>5.65845</text:p>
          </table:table-cell>
          <table:table-cell office:value-type="float" office:value="3.5884">
            <text:p>3.5884</text:p>
          </table:table-cell>
          <table:table-cell office:value-type="float" office:value="5.74934">
            <text:p>5.74934</text:p>
          </table:table-cell>
          <table:table-cell office:value-type="float" office:value="30.6507">
            <text:p>30.6507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5.68144">
            <text:p>5.68144</text:p>
          </table:table-cell>
          <table:table-cell office:value-type="float" office:value="3.70742">
            <text:p>3.70742</text:p>
          </table:table-cell>
          <table:table-cell office:value-type="float" office:value="5.74547">
            <text:p>5.74547</text:p>
          </table:table-cell>
          <table:table-cell office:value-type="float" office:value="30.2394">
            <text:p>30.2394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5.65472">
            <text:p>5.65472</text:p>
          </table:table-cell>
          <table:table-cell office:value-type="float" office:value="3.61411">
            <text:p>3.61411</text:p>
          </table:table-cell>
          <table:table-cell office:value-type="float" office:value="5.73076">
            <text:p>5.73076</text:p>
          </table:table-cell>
          <table:table-cell office:value-type="float" office:value="30.1087">
            <text:p>30.1087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5.49235">
            <text:p>5.49235</text:p>
          </table:table-cell>
          <table:table-cell office:value-type="float" office:value="3.58895">
            <text:p>3.58895</text:p>
          </table:table-cell>
          <table:table-cell office:value-type="float" office:value="5.73232">
            <text:p>5.73232</text:p>
          </table:table-cell>
          <table:table-cell office:value-type="float" office:value="30.7665">
            <text:p>30.7665</text:p>
          </table:table-cell>
        </table:table-row>
        <table:table-row table:style-name="ro1" table:number-rows-repeated="104847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 style:data-style-name="N2" text:time-value="0000-00-00T17:20: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9T17:21:06</dc:date>
    <dc:creator>mind </dc:creator>
    <meta:generator>LibreOffice/4.0.2.2$Linux_X86_64 LibreOffice_project/400m0$Build-2</meta:generator>
    <meta:editing-duration>P0D</meta:editing-duration>
    <meta:editing-cycles>1</meta:editing-cycles>
    <meta:document-statistic meta:table-count="1" meta:cell-count="480" meta:object-count="0"/>
  </office:meta>
</office:document-meta>
</file>